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6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7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8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2" style:family="paragraph" style:parent-style-name="Text_20_body" style:list-style-name="L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3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5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6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9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1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2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3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4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27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ix</text:h>
      <text:p text:style-name="P3"/>
      <text:p text:style-name="P4">Hvad jeg umiddelbart kunne finde at af ting der skulle dokumenteres og ændres.</text:p>
      <text:p text:style-name="P4">Vær fri til at rette andre ting, der er jo jer, der også skal bruge det.</text:p>
      <text:p text:style-name="P4">Note: Kommentarer i interfaces kommer automatisk med i klasser, der implementerer den, undtagen hvis overskrevet i klassen.</text:p>
      <text:h text:style-name="P27" text:outline-level="2">Filerne:</text:h>
      <text:p text:style-name="P2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1">ControlSystem:</text:p>
      <text:list xml:id="list32567176" text:style-name="L1">
        <text:list-item>
          <text:p text:style-name="P5">Klassenavn er på dansk.</text:p>
        </text:list-item>
        <text:list-item>
          <text:p text:style-name="P5">Mangler \file.</text:p>
        </text:list-item>
        <text:list-item>
          <text:p text:style-name="P5">Måske irellevant ekstra header information.</text:p>
        </text:list-item>
      </text:list>
      <text:p text:style-name="P1">Factory:</text:p>
      <text:list xml:id="list32584103" text:style-name="L2">
        <text:list-item>
          <text:p text:style-name="P6">\file.</text:p>
        </text:list-item>
        <text:list-item>
          <text:p text:style-name="P6">Måske irellevant ekstra header information.</text:p>
        </text:list-item>
      </text:list>
      <text:p text:style-name="P1">ThreadHandling:</text:p>
      <text:list xml:id="list32580843" text:style-name="L3">
        <text:list-item>
          <text:p text:style-name="P7">file.</text:p>
        </text:list-item>
        <text:list-item>
          <text:p text:style-name="P7">Måske irellevant ekstra header information.</text:p>
        </text:list-item>
        <text:list-item>
          <text:p text:style-name="P7">Flytte noget af header informationen til selve klassen.</text:p>
        </text:list-item>
        <text:list-item>
          <text:p text:style-name="P7">ThreadHolder beskrivelse.</text:p>
        </text:list-item>
      </text:list>
      <text:p text:style-name="P1">Wrapper:(Cong)</text:p>
      <text:list xml:id="list32567090" text:style-name="L4">
        <text:list-item>
          <text:p text:style-name="P8">Kommentarer for vektorer.</text:p>
        </text:list-item>
      </text:list>
      <text:p text:style-name="P1">Robot: ( Søren )</text:p>
      <text:list xml:id="list32567644" text:style-name="L5">
        <text:list-item>
          <text:p text:style-name="P9">Interface kommentarer.</text:p>
        </text:list-item>
        <text:list-item>
          <text:p text:style-name="P9">Enum kommentarer.</text:p>
        </text:list-item>
      </text:list>
      <text:p text:style-name="P1"><text:soft-page-break/>PositionViewModel: (Cong)</text:p>
      <text:list xml:id="list32579677" text:style-name="L6">
        <text:list-item>
          <text:p text:style-name="P10">Generelt dokumentation.</text:p>
        </text:list-item>
        <text:list-item>
          <text:p text:style-name="P10">[Placering fil kan samtidig rettes.]</text:p>
        </text:list-item>
      </text:list>
      <text:p text:style-name="P1">PositionModel: (Cong)</text:p>
      <text:list xml:id="list32582031" text:style-name="L7">
        <text:list-item>
          <text:p text:style-name="P11">Generelt dokumentation.</text:p>
        </text:list-item>
      </text:list>
      <text:p text:style-name="P1">IDLL:(Cong)</text:p>
      <text:list xml:id="list32565062" text:style-name="L8">
        <text:list-item>
          <text:p text:style-name="P12">Kommentarer.</text:p>
        </text:list-item>
      </text:list>
      <text:p text:style-name="P1">DLL:(Cong)</text:p>
      <text:list xml:id="list32575085" text:style-name="L9">
        <text:list-item>
          <text:p text:style-name="P13">Generelt dokumentation.</text:p>
        </text:list-item>
      </text:list>
      <text:p text:style-name="P1">SQLreader:</text:p>
      <text:list xml:id="list32568209" text:style-name="L10">
        <text:list-item>
          <text:p text:style-name="P14">Generelt dokumentation.</text:p>
        </text:list-item>
      </text:list>
      <text:p text:style-name="P1">SQLHandler:</text:p>
      <text:list xml:id="list32571918" text:style-name="L11">
        <text:list-item>
          <text:p text:style-name="P15">\file.</text:p>
        </text:list-item>
        <text:list-item>
          <text:p text:style-name="P15">Måske irellevant header information.</text:p>
        </text:list-item>
      </text:list>
      <text:p text:style-name="P1">LogEvent:</text:p>
      <text:list xml:id="list32568269" text:style-name="L12">
        <text:list-item>
          <text:p text:style-name="P16">Generelt dokumentation.</text:p>
        </text:list-item>
      </text:list>
      <text:p text:style-name="P1">ISQLReader:</text:p>
      <text:list xml:id="list32571938" text:style-name="L13">
        <text:list-item>
          <text:p text:style-name="P17">Klasse beskrivelse.</text:p>
        </text:list-item>
      </text:list>
      <text:p text:style-name="P1">ISQLHandler:</text:p>
      <text:list xml:id="list32586465" text:style-name="L14">
        <text:list-item>
          <text:p text:style-name="P18">Generelt dokumentation.(Kan tage fra interface og fjerne fra implementation.)</text:p>
        </text:list-item>
      </text:list>
      <text:p text:style-name="P1">ILogEvents:</text:p>
      <text:list xml:id="list32569886" text:style-name="L15">
        <text:list-item>
          <text:p text:style-name="P19">Generelt dokumentation.</text:p>
        </text:list-item>
      </text:list>
      <text:p text:style-name="P1">Databaselog:</text:p>
      <text:list xml:id="list32571888" text:style-name="L16">
        <text:list-item>
          <text:p text:style-name="P20">Generelt dokumentation.</text:p>
        </text:list-item>
      </text:list>
      <text:p text:style-name="P1">Cubes:</text:p>
      <text:list xml:id="list32560147" text:style-name="L17">
        <text:list-item>
          <text:p text:style-name="P21">Klasse beskrivelse.</text:p>
        </text:list-item>
      </text:list>
      <text:p text:style-name="P1"><text:soft-page-break/>Cube:</text:p>
      <text:list xml:id="list32584281" text:style-name="L18">
        <text:list-item>
          <text:p text:style-name="P22">Generelt dokumentation.</text:p>
        </text:list-item>
      </text:list>
      <text:p text:style-name="P1">IDEViewModel:</text:p>
      <text:list xml:id="list32580906" text:style-name="L19">
        <text:list-item>
          <text:p text:style-name="P23">Generelt dokumentation.</text:p>
        </text:list-item>
      </text:list>
      <text:p text:style-name="P1">ViewModelManualSteering:</text:p>
      <text:list xml:id="list32587967" text:style-name="L20">
        <text:list-item>
          <text:p text:style-name="P24">Generelt dokumentation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0M3S</meta:editing-duration>
    <meta:editing-cycles>35</meta:editing-cycles>
    <meta:generator>OpenOffice.org/3.3$Win32 OpenOffice.org_project/330m20$Build-9567</meta:generator>
    <dc:date>2012-05-14T12:46:35.29</dc:date>
    <dc:creator>Cong Thanh Dao</dc:creator>
    <meta:document-statistic meta:table-count="0" meta:image-count="0" meta:object-count="0" meta:page-count="3" meta:paragraph-count="55" meta:word-count="208" meta:character-count="1456"/>
    <meta:user-defined meta:name="Info 1"/>
    <meta:user-defined meta:name="Info 2"/>
    <meta:user-defined meta:name="Info 3"/>
    <meta:user-defined meta:name="Info 4"/>
  </office:meta>
</office:document-meta>
</file>